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9.75pt" fo:letter-spacing="normal" fo:font-style="normal"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9.75pt" fo:letter-spacing="normal" fo:font-style="normal" fo:font-weight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style:text-autospace="none"/>
      <style:text-properties style:font-name="Arial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Arial" style:font-name-complex="Ari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style:font-name="Arial"/>
    </style:style>
    <style:style style:name="P17" style:family="paragraph" style:parent-style-name="Standard">
      <style:paragraph-properties fo:margin-top="0cm" fo:margin-bottom="4.445cm" fo:text-align="center" style:justify-single-word="false"/>
      <style:text-properties style:font-name="Arial"/>
    </style:style>
    <style:style style:name="P18" style:family="paragraph" style:parent-style-name="Standard" style:master-page-name="Converter_20_primeiro_20_1">
      <style:paragraph-properties fo:text-align="center" style:justify-single-word="false" style:page-number="auto"/>
      <style:text-properties style:font-name="Arial"/>
    </style:style>
    <style:style style:name="P19" style:family="paragraph" style:parent-style-name="Standard">
      <style:paragraph-properties fo:margin-top="0cm" fo:margin-bottom="8.255cm" fo:text-align="center" style:justify-single-word="false"/>
      <style:text-properties style:font-name="Arial"/>
    </style:style>
    <style:style style:name="P20" style:family="paragraph" style:parent-style-name="Standard">
      <style:paragraph-properties fo:margin-left="7.622cm" fo:margin-right="0cm" fo:margin-top="1.058cm" fo:margin-bottom="0.212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fo:margin-left="7.622cm" fo:margin-right="0cm" fo:margin-top="0.212cm" fo:margin-bottom="0.212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fo:margin-left="7.62cm" fo:margin-right="0cm" fo:margin-top="1.058cm" fo:margin-bottom="4.022cm" fo:text-align="justify" style:justify-single-word="false" fo:text-indent="0cm" style:auto-text-indent="false"/>
      <style:text-properties style:font-name="Arial"/>
    </style:style>
    <style:style style:name="P23" style:family="paragraph" style:parent-style-name="Standard" style:master-page-name="Converter_20_primeiro_20_1">
      <style:paragraph-properties fo:text-align="center" style:justify-single-word="false" style:page-number="auto"/>
      <style:text-properties style:font-name="Arial"/>
    </style:style>
    <style:style style:name="P24" style:family="paragraph" style:parent-style-name="Standard">
      <style:paragraph-properties fo:margin-left="9.843cm" fo:margin-right="0cm" fo:text-align="end" style:justify-single-word="false" fo:text-indent="0cm" style:auto-text-indent="false"/>
      <style:text-properties style:font-name="Arial" fo:font-style="italic" style:font-style-asian="italic"/>
    </style:style>
    <style:style style:name="P25" style:family="paragraph" style:parent-style-name="Standard">
      <style:paragraph-properties fo:margin-left="9.521cm" fo:margin-right="0cm" fo:margin-top="0.423cm" fo:margin-bottom="0cm" fo:text-align="end" style:justify-single-word="false" fo:text-indent="0cm" style:auto-text-indent="false"/>
      <style:text-properties style:font-name="Arial" fo:font-weight="bold" style:font-weight-asian="bold"/>
    </style:style>
    <style:style style:name="P26" style:family="paragraph" style:parent-style-name="Standard">
      <style:paragraph-properties fo:margin-top="0cm" fo:margin-bottom="1.27cm" fo:text-align="center" style:justify-single-word="false"/>
      <style:text-properties style:font-name="Arial" fo:font-weight="bold" style:font-weight-asian="bold"/>
    </style:style>
    <style:style style:name="P27" style:family="paragraph" style:parent-style-name="Text_20_body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28" style:family="paragraph" style:parent-style-name="Heading_20_4">
      <style:paragraph-properties fo:margin-left="0cm" fo:margin-right="0cm" fo:margin-top="0.494cm" fo:margin-bottom="1.27cm" fo:text-align="justify" style:justify-single-word="false" fo:text-indent="0.953cm" style:auto-text-indent="false" fo:background-color="#ffffff">
        <style:background-image/>
      </style:paragraph-properties>
      <style:text-properties style:font-name="Arial" style:font-name-complex="Times New Roman"/>
    </style:style>
    <style:style style:name="P29" style:family="paragraph" style:parent-style-name="Heading_20_4">
      <style:paragraph-properties fo:margin-left="0cm" fo:margin-right="0cm" fo:margin-top="0.494cm" fo:margin-bottom="1.27cm" fo:text-align="end" style:justify-single-word="false" fo:text-indent="0.953cm" style:auto-text-indent="false" fo:background-color="#ffffff">
        <style:background-image/>
      </style:paragraph-properties>
      <style:text-properties style:font-name="Arial" fo:font-weight="normal" style:font-weight-asian="normal" style:font-name-complex="Times New Roman"/>
    </style:style>
    <style:style style:name="P30" style:family="paragraph" style:parent-style-name="Heading_20_4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31" style:family="paragraph" style:parent-style-name="Heading_20_4">
      <style:paragraph-properties fo:margin-top="0.494cm" fo:margin-bottom="1.27cm" fo:text-align="center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P32" style:family="paragraph" style:parent-style-name="Heading_20_4">
      <style:paragraph-properties fo:margin-top="0cm" fo:margin-bottom="1.27cm" fo:line-height="100%" fo:text-align="center" style:justify-single-word="false" fo:background-color="#ffffff">
        <style:background-image/>
      </style:paragraph-properties>
      <style:text-properties style:font-name="Arial" style:font-name-complex="Times New Roman"/>
    </style:style>
    <style:style style:name="P33" style:family="paragraph" style:parent-style-name="Heading_20_4">
      <style:paragraph-properties fo:margin-left="0cm" fo:margin-right="0cm" fo:margin-top="0.423cm" fo:margin-bottom="0.423cm" fo:line-height="100%" fo:text-align="justify" style:justify-single-word="false" fo:text-indent="1.251cm" style:auto-text-indent="false" fo:background-color="#ffffff">
        <style:background-image/>
      </style:paragraph-properties>
      <style:text-properties style:font-name="Arial" fo:font-weight="normal" style:font-weight-asian="normal" style:font-name-complex="Times New Roman"/>
    </style:style>
    <style:style style:name="P34" style:family="paragraph" style:parent-style-name="Heading_20_4">
      <style:paragraph-properties fo:margin-top="0.494cm" fo:margin-bottom="0.423cm" fo:line-height="100%" fo:text-align="end" style:justify-single-word="false" fo:background-color="#ffffff">
        <style:background-image/>
      </style:paragraph-properties>
      <style:text-properties style:font-name="Arial" fo:font-style="italic" fo:font-weight="normal" style:font-style-asian="italic" style:font-weight-asian="normal" style:font-name-complex="Times New Roman"/>
    </style:style>
    <style:style style:name="T1" style:family="text">
      <style:text-properties style:font-name-complex="Arial" style:font-weight-complex="bold"/>
    </style:style>
    <style:style style:name="T2" style:family="text">
      <style:text-properties style:font-name-complex="Times New Roman" style:font-weight-complex="bold"/>
    </style:style>
    <style:style style:name="T3" style:family="text">
      <style:text-properties style:font-weight-complex="bold"/>
    </style:style>
    <style:style style:name="T4" style:family="text">
      <style:text-properties fo:font-variant="normal" fo:text-transform="none" fo:color="#000000" fo:font-size="9.75pt" fo:letter-spacing="normal" fo:font-style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FUNDAÇÃO ALAGOANA DE PESQUISA, EDUCAÇÃO E CULTURA – FAPEC</text:p>
      <text:p text:style-name="P4">Faculdade de Tecnologia de Alagoas – FAT</text:p>
      <text:p text:style-name="P4">Curso de Análise e Desenvolvimento de Sistemas </text:p>
      <text:p text:style-name="P4"/>
      <text:p text:style-name="P4"/>
      <text:p text:style-name="P4"/>
      <text:p text:style-name="P4"/>
      <text:p text:style-name="P4"/>
      <text:p text:style-name="P4"/>
      <text:p text:style-name="P4">Jadson Ronald</text:p>
      <text:p text:style-name="P4">Phelipe Oliveira Melanias</text:p>
      <text:p text:style-name="P17">Thales Gilvan Imbruglia de Almeida Campos Pereira <text:s/></text:p>
      <text:p text:style-name="P6">CAPTAÇÃO DE RECURSOS ATRAVÉS DE UM CRM OPEN SOUR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ceió </text:p>
      <text:p text:style-name="P4">2011</text:p>
      <text:p text:style-name="P18">Jadson Ronald</text:p>
      <text:p text:style-name="P4">Phelipe Oliveira Melanias</text:p>
      <text:p text:style-name="P19">Thales Gilvan Imbruglia de Almeida Campos Pereira <text:s/></text:p>
      <text:p text:style-name="P6">CAPTAÇÃO DE RECURSOS ATRAVÉS DE UM CRM OPEN SOURCE</text:p>
      <text:p text:style-name="P4"/>
      <text:p text:style-name="P20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1">Orientador: Leonardo Filipe Batista Silva de Carvalho, Mestre em Modelagem Computacional do Conhecimento.</text:p>
      <text:p text:style-name="P22"/>
      <text:p text:style-name="P4"/>
      <text:p text:style-name="P4"/>
      <text:p text:style-name="P4"/>
      <text:p text:style-name="P4"/>
      <text:p text:style-name="P4"/>
      <text:p text:style-name="P4"><text:soft-page-break/>Maceió </text:p>
      <text:p text:style-name="P4">2011</text:p>
      <text:p text:style-name="P18">FUNDAÇÃO ALAGOANA DE PESQUISA, EDUCAÇÃO E CULTURA – FAPEC</text:p>
      <text:p text:style-name="P4">Faculdade de Tecnologia de Alagoas – FAT</text:p>
      <text:p text:style-name="P4">Curso de Análise e Desenvolvimento de Sistemas </text:p>
      <text:p text:style-name="P4"/>
      <text:p text:style-name="P4"/>
      <text:p text:style-name="P4"/>
      <text:p text:style-name="P4">Jadson Ronald</text:p>
      <text:p text:style-name="P4">Phelipe Oliveira Melanias</text:p>
      <text:p text:style-name="P4">Thales Gilvan Imbruglia de Almeida Campos Pereira <text:s/></text:p>
      <text:p text:style-name="P4"/>
      <text:p text:style-name="P4"/>
      <text:p text:style-name="P4"/>
      <text:p text:style-name="P4"/>
      <text:p text:style-name="P3"/>
      <text:p text:style-name="P6">CAPTAÇÃO DE RECURSOS ATRAVÉS DE UM CRM OPEN SOURCE</text:p>
      <text:p text:style-name="P6"/>
      <text:p text:style-name="P20">Monografia apresentada à Banca Examinadora como exigência parcial para obtenção do Título de Tecnólogo em Análise e Desenvolvimento de Sistema pela Fundação Alagoana de Pesquisa, Educação e Cultura / Faculdade de Tecnologia de Alagoas (FAPEC/FAT).</text:p>
      <text:p text:style-name="P21">Orientador: Leonardo Filipe Batista Silva de Carvalho, Mestre em Modelagem Computacional do Conhecimento.</text:p>
      <text:p text:style-name="P21"/>
      <text:p text:style-name="P21"/>
      <text:p text:style-name="P5">Maceió/AL, ......... dia ............................................. de 2010.</text:p>
      <text:p text:style-name="P9"/>
      <text:p text:style-name="P9"/>
      <text:p text:style-name="P9"/>
      <text:p text:style-name="P9"/>
      <text:p text:style-name="P9"/>
      <text:p text:style-name="P7">__________________________________________________________</text:p>
      <text:p text:style-name="P5"><text:span text:style-name="T1">Prof.(a)</text:span><text:span text:style-name="T2"> </text:span><text:span text:style-name="T3">[Titulação] Nome do professor</text:span></text:p>
      <text:p text:style-name="P10">Orientador(a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Maceió </text:p>
      <text:p text:style-name="P4"><text:soft-page-break/>201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8" text:outline-level="4"/>
      <text:h text:style-name="P28" text:outline-level="4"/>
      <text:h text:style-name="P28" text:outline-level="4"/>
      <text:h text:style-name="P28" text:outline-level="4"/>
      <text:h text:style-name="P28" text:outline-level="4"/>
      <text:h text:style-name="P29" text:outline-level="4"><text:bookmark text:name="__RefHeading__116_1186684847"/>Este trabalho é dedicado à...<text:bookmark-end text:name="__RefHeading__116_1186684847"/></text:h>
      <text:h text:style-name="P30" text:outline-level="4"/>
      <text:h text:style-name="P32" text:outline-level="4"><text:bookmark text:name="__RefHeading__118_1186684847"/><text:soft-page-break/>AGRADECIMENTOS<text:bookmark-end text:name="__RefHeading__118_1186684847"/></text:h>
      <text:h text:style-name="P33" text:outline-level="4"><text:bookmark text:name="__RefHeading__120_1186684847"/>A fulano.<text:bookmark-end text:name="__RefHeading__120_1186684847"/></text:h>
      <text:h text:style-name="P33" text:outline-level="4"><text:bookmark text:name="__RefHeading__122_1186684847"/>A beltrano.<text:bookmark-end text:name="__RefHeading__122_1186684847"/></text:h>
      <text:h text:style-name="P33" text:outline-level="4"><text:bookmark text:name="__RefHeading__124_1186684847"/>A sicrano.<text:bookmark-end text:name="__RefHeading__124_1186684847"/></text:h>
      <text:h text:style-name="P31" text:outline-level="4"/>
      <text:h text:style-name="P31" text:outline-level="4"/>
      <text:h text:style-name="P31" text:outline-level="4"/>
      <text:p text:style-name="P27"/>
      <text:h text:style-name="P34" text:outline-level="4"/>
      <text:h text:style-name="P34" text:outline-level="4"/>
      <text:p text:style-name="P24">“Nunca ande pelo caminho traçado, pois ele conduz somente até onde os outros foram”</text:p>
      <text:p text:style-name="P25">Alexandre Graham Bell</text:p>
      <text:p text:style-name="P11"/>
      <text:p text:style-name="P26"/>
      <text:p text:style-name="P26"><text:soft-page-break/></text:p>
      <text:p text:style-name="P26">RESUMO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8">Introdução</text:p>
      <text:p text:style-name="P3"/>
      <text:p text:style-name="P13"><text:tab/>Gerenciamento de Relacionamento com o Cliente ou Customer Relationship Management (CRM) é uma abordagem gerencial que é direcionada a identificar, atrair e reter clientes. É também uma analise e gestão administrativa de suas informações para conhecer, atender e satisfazer as suas necessidades, transformando-os em clientes assíduos. <text:span text:style-name="T5">(BRAMBILLA apud WILSON et. Al 2002; PEPERS e ROGERS, 2001). O CRM não é apenas um software, é uma estratégia de negócio voltada para entender e antecipar as necessidades dos atuais e potenciais clientes, é se utilizar de um conjunto de procedimentos, ferramentas e tecnologias que auxiliaram esse relacionamento cliente e organização. (BRAMBILLA apud RAGINS et. al 2003; PEPERS e ROGERS, 2001).</text:span></text:p>
      <text:p text:style-name="P13"/>
      <text:p text:style-name="P13"><text:tab/>A construção da relação com o cliente e sua manutenabilidade é vital para o sucesso de qualquer empresa. E o fator principal para que isto seja realizado de forma concisa é possuir um conjunto de processos e ferramentas de suporte ao planejamento, execução e monitoramento dos consumidores.(Brambilla apud Day, Wilson, Dainel e McDonald 2009)</text:p>
      <text:p text:style-name="P13"/>
      <text:p text:style-name="P13">Para organizar todas as informações possíveis de seus clientes.detalhando todo o seu histórico de aquisições, preferências, dados que venham a enriquecer e servir como fonte de consultas para conhecer o perfil de cada um. Possuir estas informações possibilitam também projeções que serão primordiais para os cargos gerenciais. </text:p>
      <text:p text:style-name="P13"><text:tab/>Para as Organizações não governamentais (ONG's) isso representa reconhecer além do estado, quais empresas ou pessoas fazem doações, qual o público mais atendido em suas dependências, como está a relação com seus fornecedores, tudo isso sob uma perspectiva diferente das demais empresas, já que esta não pode obter lucro - só investir em infraestrutura e serviços -. (FULANO DE TAL, 2011). A finalidade é se utilizar da tecnologia para criar uma ferramenta auxiliadora para gerir essa relação e é nesse âmbito que será desenvolvido um software¹ para esse perfil de organização.</text:p>
      <text:p text:style-name="P13"/>
      <text:p text:style-name="P14"><text:span text:style-name="T4"/></text:p>
      <text:p text:style-name="P1"/>
      <text:p text:style-name="P2">CRM esta divido em X partes: (comentar sobre cada uma)</text:p>
      <text:p text:style-name="P2"/>
      <text:p text:style-name="P2"/>
      <text:p text:style-name="P13">Citado anteriormente, é no contexto tecnologico que esse trabalho se encontra...</text:p>
      <text:p text:style-name="P13">Através de uma tecnologia web e de código aberto. Web (WWW ) é o local mais frutifero das tecnologias (FULANO DE TAL), e porque permite que o sistema seja acessado de qualquer dispositivo ( FULANO DE TAL ). O Código Aberto é “...” <text:s text:c="2"/>podendo assim dar uma maior </text:p>
      <text:p text:style-name="P13"/>
      <text:p text:style-name="P13"/>
      <text:p text:style-name="P13">Conquistar cada vez mais novos clientes é a missão para qualquer empresa <text:s/>que oferece um produto ou serviço, mas assegurar que estes continuem sendo, criando um laço, satisfeitos com o oferecido é primordial para o sucesso das empresas. Para <text:soft-page-break/>as organizações sociais esse fator é ainda mais forte porque quem investe em </text:p>
      <text:p text:style-name="P3"/>
      <text:p text:style-name="P3"/>
      <text:p text:style-name="P12">Referências Bibliográficas</text:p>
      <text:p text:style-name="P12"/>
      <text:p text:style-name="P15"/>
      <text:p text:style-name="P15">PEPPERS, D.; ROGERS, M. CRM Series: Marketing 1 to 1.São Paulo: Makron Books, 200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494cm" style:line-height-at-least="1.058cm"/>
      <style:text-properties fo:color="#000000" style:font-name="Arial" fo:font-weight="bold" style:font-weight-asian="bold" style:font-name-complex="Arial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r_20_primeiro_20_1" style:display-name="Converter primeiro 1" style:page-layout-name="Mpm2" style:next-style-name="Converter_20_1">
      <style:header>
        <text:p text:style-name="Header"/>
      </style:header>
      <style:footer>
        <text:p text:style-name="Footer"/>
      </style:footer>
    </style:master-page>
    <style:master-page style:name="Converter_20_1" style:display-name="Converter 1" style:page-layout-name="Mpm3"/>
    <style:master-page style:name="Converter_20_primeiro_20_2" style:display-name="Converter primeiro 2" style:page-layout-name="Mpm2" style:next-style-name="Converter_20_2">
      <style:header>
        <text:p text:style-name="Header"/>
      </style:header>
      <style:footer>
        <text:p text:style-name="Footer"/>
      </style:footer>
    </style:master-page>
    <style:master-page style:name="Converter_20_2" style:display-name="Converter 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4T15:11:04</meta:creation-date>
    <dc:date>2011-09-22T18:18:14</dc:date>
    <meta:editing-duration>PT12H30M36S</meta:editing-duration>
    <meta:editing-cycles>74</meta:editing-cycles>
    <meta:generator>LibreOffice/3.4$Unix LibreOffice_project/340m1$Build-302</meta:generator>
    <meta:document-statistic meta:table-count="0" meta:image-count="0" meta:object-count="0" meta:page-count="9" meta:paragraph-count="51" meta:word-count="693" meta:character-count="4622" meta:non-whitespace-character-count="3961"/>
  </office:meta>
</office:document-meta>
</file>